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fo:color="#FF0000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8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8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8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8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6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6">
            <text:p>В мониторе эти зоны отображать</text:p>
          </table:table-cell>
          <table:table-cell table:style-name="ce5"/>
          <table:table-cell office:value-type="string" table:style-name="ce9">
            <text:p>Реализовано отображение, нет привязки к состояниям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6">
            <text:p>В мониторе масштабировать устройства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10">
            <text:p>Прикрутить PimmedDocumen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Реализовано на базе отдельного контрола для редактирования ячеик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10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108" table:style-name="ce5">
            <text:p>108</text:p>
          </table:table-cell>
          <table:table-cell office:value-type="string" table:style-name="ce6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Исправил - переделал Devices на использование Shortcut Service и пофиксил в Shortcut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10">
            <text:p>В ОЗ выделение устройств и зон на планах должно быть одинаковой толщины не зависимо от масштаб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10">
            <text:p>В Администраторе на планах дать возможность отображать сетку и возможность выравнивать по ней элементы</text:p>
          </table:table-cell>
          <table:table-cell table:style-name="ce5"/>
          <table:table-cell office:value-type="string" table:style-name="ce9">
            <text:p>Отложено - достаточно объемный таск</text:p>
          </table:table-cell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10">
            <text:p>При автоактивации устройств на плане нужно показывать не пульсирующую окружность, а перекрести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10">
            <text:p>Сортировка устройств в дереве ао типу и по адрес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6">
            <text:p>Во вкладке планы, при создании надписи текст не умещается в рамку.</text:p>
          </table:table-cell>
          <table:table-cell table:style-name="ce5"/>
          <table:table-cell office:value-type="string" table:style-name="ce9">
            <text:p>Добавить выравнивание</text:p>
          </table:table-cell>
          <table:table-cell table:number-columns-repeated="16380"/>
        </table:table-row>
        <table:table-row table:style-name="ro3">
          <table:table-cell office:value-type="float" office:value="114" table:style-name="ce5">
            <text:p>114</text:p>
          </table:table-cell>
          <table:table-cell office:value-type="string" table:style-name="ce6">
            <text:p>Вкладка Планы при уменьшении размера многоугольной  зоны или  многоугольника то последующее масштабирование этого объекта невозможно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5" table:style-name="ce5">
            <text:p>115</text:p>
          </table:table-cell>
          <table:table-cell office:value-type="string" table:style-name="ce6">
            <text:p>Вкладка Планы,  баг при показе цвета нарисованной линии: в свойствах линии  показан цвет – White, каким бы цветом не была линия в данный момент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6" table:style-name="ce5">
            <text:p>116</text:p>
          </table:table-cell>
          <table:table-cell office:value-type="string" table:style-name="ce10">
            <text:p>При быстром переходе от плана к плану, возникает баг с изображениями: пропадает фоновая картинка. Тоже самое возникает при частом и быстром масштабировании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6">
            <text:p>Шорткарт сервис должен также проверять доступность команда(CanExecute), а не только саму команд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6">
            <text:p>Перевести Devices на новый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9" table:style-name="ce5">
            <text:p>119</text:p>
          </table:table-cell>
          <table:table-cell office:value-type="string" table:style-name="ce6">
            <text:p>При удалении устройства из вкладки устройства, не обновляется значек на плане, возможно, то же самое произойдет и с зоной</text:p>
          </table:table-cell>
          <table:table-cell table:style-name="ce5"/>
          <table:table-cell office:value-type="string" table:style-name="ce9">
            <text:p>Нужно проверить после исправления в Devices (сейчас Changed фаерится до удаления устройства из коллекции)</text:p>
          </table:table-cell>
          <table:table-cell table:number-columns-repeated="16380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6">
            <text:p>Проблема с обновлением дерева устройств при создании новой конфигураци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6">
            <text:p>Добавить проверку CanExecute в код RelayCommand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6">
            <text:p>TextBox AttatchedProperty перекрывает события ctrl+v, ctrl+c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6">
            <text:p>В treelistview и listview всегда показывать вертикальный scrol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0">
          <table:table-cell office:value-type="float" office:value="124" table:style-name="ce5">
            <text:p>124</text:p>
          </table:table-cell>
          <table:table-cell office:value-type="string" table:style-name="ce6">
            <text:p>Фикс бага в TreeListView при создании новой конфигурации</text:p>
          </table:table-cell>
          <table:table-cell table:style-name="ce5"/>
          <table:table-cell office:value-type="string" table:style-name="ce11">
            <text:p>{System.Windows.Controls.TreeViewItem Header:{DisconnectedItem} Items.Count:0}</text:p>
          </table:table-cell>
          <table:table-cell table:number-columns-repeated="16380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6">
            <text:p>Сделать прокрутку к выбранному элементу в treelistview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string" table:style-name="ce6">
            <text:p>Проверить ошибку с переполнением журнала логов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7" table:style-name="ce5">
            <text:p>127</text:p>
          </table:table-cell>
          <table:table-cell office:value-type="string" table:style-name="ce6">
            <text:p>Пофиксить проблему загрузки Assembly (for Dynamic Assembly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string" table:style-name="ce6">
            <text:p>Изучить возможные форматы для рисунков (svg)</text:p>
          </table:table-cell>
          <table:table-cell table:number-columns-repeated="16382" table:style-name="ce1"/>
        </table:table-row>
        <table:table-row table:style-name="ro2">
          <table:table-cell office:value-type="float" office:value="129" table:style-name="ce5">
            <text:p>129</text:p>
          </table:table-cell>
          <table:table-cell office:value-type="string" table:style-name="ce10">
            <text:p>Кликабельная область треугольника развертывания должна быть больше</text:p>
          </table:table-cell>
          <table:table-cell table:number-columns-repeated="16382" table:style-name="ce1"/>
        </table:table-row>
        <table:table-row table:style-name="ro2">
          <table:table-cell office:value-type="float" office:value="130" table:style-name="ce5">
            <text:p>130</text:p>
          </table:table-cell>
          <table:table-cell office:value-type="string" table:style-name="ce10">
            <text:p>Вкладка Планы, предлагаю добавить экспорт картинок на плане. (Предложе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1" table:style-name="ce5">
            <text:p>131</text:p>
          </table:table-cell>
          <table:table-cell office:value-type="string" table:style-name="ce10">
            <text:p>Вкладка Планы, нет возможности применять слои для зон и устройств. (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2" table:style-name="ce5">
            <text:p>132</text:p>
          </table:table-cell>
          <table:table-cell office:value-type="string" table:style-name="ce10">
            <text:p>Вкладка Планы, прошу добавить работу кнопок вверх, вниз, влево, вправо для перемещения объектов по плану. А также возможность медленного перемещения с помощью клавиши ctrl  и быстрого с помощью  shift.( 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3" table:style-name="ce5">
            <text:p>133</text:p>
          </table:table-cell>
          <table:table-cell office:value-type="string" table:style-name="ce6">
            <text:p>Вкладка Планы, если заблокировать объекты на плане с помощью инструмента «замок,  то всё равно устройства можно выделить и удалить по средством нажатия ctrl+А   и del. (Замеча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4" table:style-name="ce5">
            <text:p>134</text:p>
          </table:table-cell>
          <table:table-cell office:value-type="string" table:style-name="ce6">
            <text:p>Не удается вызвать контекстное меню свойств фигуры, если она находится под зоной (Замечание)</text:p>
          </table:table-cell>
          <table:table-cell table:style-name="ce1"/>
          <table:table-cell office:value-type="string" table:style-name="ce1">
            <text:p>Добавить Zindex ко всем Zlayer - фактически разделилось на 2 задачи: #145 и #147</text:p>
          </table:table-cell>
          <table:table-cell table:number-columns-repeated="16380" table:style-name="ce1"/>
        </table:table-row>
        <table:table-row table:style-name="ro2">
          <table:table-cell office:value-type="float" office:value="135" table:style-name="ce5">
            <text:p>135</text:p>
          </table:table-cell>
          <table:table-cell office:value-type="string" table:style-name="ce6">
            <text:p>Переход к элементу в дереве сутройств по right-click</text:p>
          </table:table-cell>
          <table:table-cell table:number-columns-repeated="16382" table:style-name="ce1"/>
        </table:table-row>
        <table:table-row table:style-name="ro2">
          <table:table-cell office:value-type="float" office:value="136" table:style-name="ce5">
            <text:p>136</text:p>
          </table:table-cell>
          <table:table-cell office:value-type="string" table:style-name="ce6">
            <text:p>Неверно отображается полное число страниц в отчете Блоки индикации в правом нижнем угл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7" table:style-name="ce5">
            <text:p>137</text:p>
          </table:table-cell>
          <table:table-cell office:value-type="string" table:style-name="ce10">
            <text:p>В отчете Журнал событий строка может разрываться и переноситься на другую страниц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8" table:style-name="ce5">
            <text:p>138</text:p>
          </table:table-cell>
          <table:table-cell office:value-type="string" table:style-name="ce12">
            <text:p>Выделение всего такста в Textbox при переходе по Tab</text:p>
          </table:table-cell>
          <table:table-cell table:number-columns-repeated="16382" table:style-name="ce1"/>
        </table:table-row>
        <table:table-row table:style-name="ro2">
          <table:table-cell office:value-type="float" office:value="139" table:style-name="ce5">
            <text:p>139</text:p>
          </table:table-cell>
          <table:table-cell office:value-type="string" table:style-name="ce6">
            <text:p>Убрать логирование информации о системе</text:p>
          </table:table-cell>
          <table:table-cell table:number-columns-repeated="16382" table:style-name="ce1"/>
        </table:table-row>
        <table:table-row table:style-name="ro2">
          <table:table-cell office:value-type="float" office:value="140" table:style-name="ce5">
            <text:p>140</text:p>
          </table:table-cell>
          <table:table-cell office:value-type="string" table:style-name="ce6">
            <text:p>При копировании надписи не копируется свойство "Растянуть"</text:p>
          </table:table-cell>
          <table:table-cell table:number-columns-repeated="16382" table:style-name="ce1"/>
        </table:table-row>
        <table:table-row table:style-name="ro2">
          <table:table-cell office:value-type="float" office:value="141" table:style-name="ce5">
            <text:p>141</text:p>
          </table:table-cell>
          <table:table-cell office:value-type="string" table:style-name="ce6">
            <text:p>Команды Копировать/Вырезать в контекстном меню каждого элемента</text:p>
          </table:table-cell>
          <table:table-cell table:number-columns-repeated="16382" table:style-name="ce1"/>
        </table:table-row>
        <table:table-row table:style-name="ro2">
          <table:table-cell office:value-type="float" office:value="142" table:style-name="ce5">
            <text:p>142</text:p>
          </table:table-cell>
          <table:table-cell office:value-type="string" table:style-name="ce12">
            <text:p>Больше настроек у надписи: Тип шрифта, италик, болд</text:p>
          </table:table-cell>
          <table:table-cell table:number-columns-repeated="16382" table:style-name="ce1"/>
        </table:table-row>
        <table:table-row table:style-name="ro2">
          <table:table-cell office:value-type="float" office:value="143" table:style-name="ce5">
            <text:p>143</text:p>
          </table:table-cell>
          <table:table-cell office:value-type="string" table:style-name="ce6">
            <text:p>Добавить контекстное меню к плану - Вставить + вставки по точки клика</text:p>
          </table:table-cell>
          <table:table-cell table:number-columns-repeated="16382" table:style-name="ce1"/>
        </table:table-row>
        <table:table-row table:style-name="ro2">
          <table:table-cell office:value-type="float" office:value="144" table:style-name="ce5">
            <text:p>144</text:p>
          </table:table-cell>
          <table:table-cell office:value-type="string" table:style-name="ce6">
            <text:p>Баг в ОЗ при обновление конфигурации - перестает работать переключение по план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5" table:style-name="ce5">
            <text:p>145</text:p>
          </table:table-cell>
          <table:table-cell office:value-type="string" table:style-name="ce6">
            <text:p>В Администраторе, в планах добавить контекстое меню в слоях<text:s/></text:p>
          </table:table-cell>
          <table:table-cell table:number-columns-repeated="16382" table:style-name="ce1"/>
        </table:table-row>
        <table:table-row table:style-name="ro2">
          <table:table-cell office:value-type="float" office:value="146" table:style-name="ce5">
            <text:p>146</text:p>
          </table:table-cell>
          <table:table-cell office:value-type="string" table:style-name="ce13">
            <text:p>В ОЗ в планах сделать отрисовку "крестика flush"<text:s text:c="2"/></text:p>
          </table:table-cell>
          <table:table-cell table:style-name="ce1"/>
          <table:table-cell office:value-type="string" table:style-name="ce1">
            <text:p>???</text:p>
          </table:table-cell>
          <table:table-cell table:number-columns-repeated="16380" table:style-name="ce1"/>
        </table:table-row>
        <table:table-row table:style-name="ro2">
          <table:table-cell office:value-type="float" office:value="147" table:style-name="ce5">
            <text:p>147</text:p>
          </table:table-cell>
          <table:table-cell office:value-type="string" table:style-name="ce12">
            <text:p>В администроре в планах поменять механиз Zindex и Zlayer, добавить Zindex ко всем элемент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8" table:style-name="ce5">
            <text:p>1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49" table:style-name="ce5">
            <text:p>1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0" table:style-name="ce5">
            <text:p>1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1" table:style-name="ce5">
            <text:p>1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2" table:style-name="ce5">
            <text:p>1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3" table:style-name="ce5">
            <text:p>1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4" table:style-name="ce5">
            <text:p>1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5" table:style-name="ce5">
            <text:p>1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6" table:style-name="ce5">
            <text:p>1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7" table:style-name="ce5">
            <text:p>1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8" table:style-name="ce5">
            <text:p>1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9" table:style-name="ce5">
            <text:p>1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0" table:style-name="ce5">
            <text:p>1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1" table:style-name="ce5">
            <text:p>1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2" table:style-name="ce5">
            <text:p>1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3" table:style-name="ce5">
            <text:p>1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4" table:style-name="ce5">
            <text:p>1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5" table:style-name="ce5">
            <text:p>1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6" table:style-name="ce5">
            <text:p>1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7" table:style-name="ce5">
            <text:p>1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8" table:style-name="ce5">
            <text:p>1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9" table:style-name="ce5">
            <text:p>1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0" table:style-name="ce5">
            <text:p>1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1" table:style-name="ce5">
            <text:p>1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2" table:style-name="ce5">
            <text:p>1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3" table:style-name="ce5">
            <text:p>1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4" table:style-name="ce5">
            <text:p>1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5" table:style-name="ce5">
            <text:p>1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6" table:style-name="ce5">
            <text:p>1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7" table:style-name="ce5">
            <text:p>1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8" table:style-name="ce5">
            <text:p>1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9" table:style-name="ce5">
            <text:p>1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0" table:style-name="ce5">
            <text:p>1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1" table:style-name="ce5">
            <text:p>1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2" table:style-name="ce5">
            <text:p>1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3" table:style-name="ce5">
            <text:p>1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4" table:style-name="ce5">
            <text:p>1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5" table:style-name="ce5">
            <text:p>1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6" table:style-name="ce5">
            <text:p>1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7" table:style-name="ce5">
            <text:p>1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8" table:style-name="ce5">
            <text:p>1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9" table:style-name="ce5">
            <text:p>1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0" table:style-name="ce5">
            <text:p>1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1" table:style-name="ce5">
            <text:p>1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2" table:style-name="ce5">
            <text:p>1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3" table:style-name="ce5">
            <text:p>1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4" table:style-name="ce5">
            <text:p>1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5" table:style-name="ce5">
            <text:p>1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6" table:style-name="ce5">
            <text:p>1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7" table:style-name="ce5">
            <text:p>1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8" table:style-name="ce5">
            <text:p>1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9" table:style-name="ce5">
            <text:p>1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0" table:style-name="ce5">
            <text:p>2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1" table:style-name="ce5">
            <text:p>2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2" table:style-name="ce5">
            <text:p>2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3" table:style-name="ce5">
            <text:p>2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4" table:style-name="ce5">
            <text:p>2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5" table:style-name="ce5">
            <text:p>2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6" table:style-name="ce5">
            <text:p>2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7" table:style-name="ce5">
            <text:p>2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8" table:style-name="ce5">
            <text:p>2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9" table:style-name="ce5">
            <text:p>2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0" table:style-name="ce5">
            <text:p>2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1" table:style-name="ce5">
            <text:p>2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2" table:style-name="ce5">
            <text:p>2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3" table:style-name="ce5">
            <text:p>2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4" table:style-name="ce5">
            <text:p>2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5" table:style-name="ce5">
            <text:p>2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6" table:style-name="ce5">
            <text:p>2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7" table:style-name="ce5">
            <text:p>2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8" table:style-name="ce5">
            <text:p>2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9" table:style-name="ce5">
            <text:p>2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0" table:style-name="ce5">
            <text:p>2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1" table:style-name="ce5">
            <text:p>2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2" table:style-name="ce5">
            <text:p>2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3" table:style-name="ce5">
            <text:p>2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4" table:style-name="ce5">
            <text:p>2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5" table:style-name="ce5">
            <text:p>2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6" table:style-name="ce5">
            <text:p>2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7" table:style-name="ce5">
            <text:p>2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8" table:style-name="ce5">
            <text:p>2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9" table:style-name="ce5">
            <text:p>2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0" table:style-name="ce5">
            <text:p>2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1" table:style-name="ce5">
            <text:p>2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2" table:style-name="ce5">
            <text:p>2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3" table:style-name="ce5">
            <text:p>2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4" table:style-name="ce5">
            <text:p>2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5" table:style-name="ce5">
            <text:p>2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6" table:style-name="ce5">
            <text:p>2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7" table:style-name="ce5">
            <text:p>2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8" table:style-name="ce5">
            <text:p>2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9" table:style-name="ce5">
            <text:p>2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0" table:style-name="ce5">
            <text:p>2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1" table:style-name="ce5">
            <text:p>2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2" table:style-name="ce5">
            <text:p>2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3" table:style-name="ce5">
            <text:p>2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4" table:style-name="ce5">
            <text:p>2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5" table:style-name="ce5">
            <text:p>2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6" table:style-name="ce5">
            <text:p>2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7" table:style-name="ce5">
            <text:p>2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8" table:style-name="ce5">
            <text:p>2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9" table:style-name="ce5">
            <text:p>2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0" table:style-name="ce5">
            <text:p>2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1" table:style-name="ce5">
            <text:p>2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2" table:style-name="ce5">
            <text:p>2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3" table:style-name="ce5">
            <text:p>2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4" table:style-name="ce5">
            <text:p>2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5" table:style-name="ce5">
            <text:p>2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6" table:style-name="ce5">
            <text:p>2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7" table:style-name="ce5">
            <text:p>2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8" table:style-name="ce5">
            <text:p>2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9" table:style-name="ce5">
            <text:p>2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0" table:style-name="ce5">
            <text:p>2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1" table:style-name="ce5">
            <text:p>2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2" table:style-name="ce5">
            <text:p>2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3" table:style-name="ce5">
            <text:p>2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4" table:style-name="ce5">
            <text:p>2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5" table:style-name="ce5">
            <text:p>2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6" table:style-name="ce5">
            <text:p>2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7" table:style-name="ce5">
            <text:p>2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8" table:style-name="ce5">
            <text:p>2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9" table:style-name="ce5">
            <text:p>2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0" table:style-name="ce5">
            <text:p>2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1" table:style-name="ce5">
            <text:p>2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2" table:style-name="ce5">
            <text:p>2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3" table:style-name="ce5">
            <text:p>2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4" table:style-name="ce5">
            <text:p>2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5" table:style-name="ce5">
            <text:p>2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6" table:style-name="ce5">
            <text:p>2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7" table:style-name="ce5">
            <text:p>2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8" table:style-name="ce5">
            <text:p>2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9" table:style-name="ce5">
            <text:p>2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0" table:style-name="ce5">
            <text:p>2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1" table:style-name="ce5">
            <text:p>2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2" table:style-name="ce5">
            <text:p>2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3" table:style-name="ce5">
            <text:p>2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4" table:style-name="ce5">
            <text:p>2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5" table:style-name="ce5">
            <text:p>2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6" table:style-name="ce5">
            <text:p>2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7" table:style-name="ce5">
            <text:p>2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8" table:style-name="ce5">
            <text:p>2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9" table:style-name="ce5">
            <text:p>2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0" table:style-name="ce5">
            <text:p>2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1" table:style-name="ce5">
            <text:p>2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2" table:style-name="ce5">
            <text:p>2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3" table:style-name="ce5">
            <text:p>2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4" table:style-name="ce5">
            <text:p>2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5" table:style-name="ce5">
            <text:p>2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6" table:style-name="ce5">
            <text:p>2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7" table:style-name="ce5">
            <text:p>2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8" table:style-name="ce5">
            <text:p>2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9" table:style-name="ce5">
            <text:p>2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0" table:style-name="ce5">
            <text:p>3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1" table:style-name="ce5">
            <text:p>3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2" table:style-name="ce5">
            <text:p>3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3" table:style-name="ce5">
            <text:p>3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4" table:style-name="ce5">
            <text:p>3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5" table:style-name="ce5">
            <text:p>3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6" table:style-name="ce5">
            <text:p>3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7" table:style-name="ce5">
            <text:p>3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8" table:style-name="ce5">
            <text:p>3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9" table:style-name="ce5">
            <text:p>3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0" table:style-name="ce5">
            <text:p>3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1" table:style-name="ce5">
            <text:p>3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2" table:style-name="ce5">
            <text:p>3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3" table:style-name="ce5">
            <text:p>3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4" table:style-name="ce5">
            <text:p>3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5" table:style-name="ce5">
            <text:p>3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6" table:style-name="ce5">
            <text:p>3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7" table:style-name="ce5">
            <text:p>3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8" table:style-name="ce5">
            <text:p>3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9" table:style-name="ce5">
            <text:p>3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0" table:style-name="ce5">
            <text:p>3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1" table:style-name="ce5">
            <text:p>3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2" table:style-name="ce5">
            <text:p>3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3" table:style-name="ce5">
            <text:p>3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4" table:style-name="ce5">
            <text:p>3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5" table:style-name="ce5">
            <text:p>3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6" table:style-name="ce5">
            <text:p>3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7" table:style-name="ce5">
            <text:p>3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8" table:style-name="ce5">
            <text:p>3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9" table:style-name="ce5">
            <text:p>3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0" table:style-name="ce5">
            <text:p>3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1" table:style-name="ce5">
            <text:p>3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2" table:style-name="ce5">
            <text:p>3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3" table:style-name="ce5">
            <text:p>3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4" table:style-name="ce5">
            <text:p>3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5" table:style-name="ce5">
            <text:p>3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6" table:style-name="ce5">
            <text:p>3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7" table:style-name="ce5">
            <text:p>3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8" table:style-name="ce5">
            <text:p>3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9" table:style-name="ce5">
            <text:p>3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0" table:style-name="ce5">
            <text:p>3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1" table:style-name="ce5">
            <text:p>3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2" table:style-name="ce5">
            <text:p>3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3" table:style-name="ce5">
            <text:p>3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4" table:style-name="ce5">
            <text:p>3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5" table:style-name="ce5">
            <text:p>3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6" table:style-name="ce5">
            <text:p>3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7" table:style-name="ce5">
            <text:p>3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8" table:style-name="ce5">
            <text:p>3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9" table:style-name="ce5">
            <text:p>3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0" table:style-name="ce5">
            <text:p>3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1" table:style-name="ce5">
            <text:p>3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2" table:style-name="ce5">
            <text:p>3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3" table:style-name="ce5">
            <text:p>3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4" table:style-name="ce5">
            <text:p>3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5" table:style-name="ce5">
            <text:p>3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6" table:style-name="ce5">
            <text:p>3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7" table:style-name="ce5">
            <text:p>3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8" table:style-name="ce5">
            <text:p>3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9" table:style-name="ce5">
            <text:p>3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0" table:style-name="ce5">
            <text:p>3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1" table:style-name="ce5">
            <text:p>3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2" table:style-name="ce5">
            <text:p>3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3" table:style-name="ce5">
            <text:p>3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4" table:style-name="ce5">
            <text:p>3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5" table:style-name="ce5">
            <text:p>3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6" table:style-name="ce5">
            <text:p>3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7" table:style-name="ce5">
            <text:p>3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8" table:style-name="ce5">
            <text:p>3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9" table:style-name="ce5">
            <text:p>3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0" table:style-name="ce5">
            <text:p>3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1" table:style-name="ce5">
            <text:p>3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2" table:style-name="ce5">
            <text:p>3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3" table:style-name="ce5">
            <text:p>3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4" table:style-name="ce5">
            <text:p>3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5" table:style-name="ce5">
            <text:p>3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6" table:style-name="ce5">
            <text:p>3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7" table:style-name="ce5">
            <text:p>3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8" table:style-name="ce5">
            <text:p>3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9" table:style-name="ce5">
            <text:p>3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0" table:style-name="ce5">
            <text:p>3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1" table:style-name="ce5">
            <text:p>3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2" table:style-name="ce5">
            <text:p>3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3" table:style-name="ce5">
            <text:p>3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4" table:style-name="ce5">
            <text:p>3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5" table:style-name="ce5">
            <text:p>3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6" table:style-name="ce5">
            <text:p>3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7" table:style-name="ce5">
            <text:p>3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8" table:style-name="ce5">
            <text:p>3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9" table:style-name="ce5">
            <text:p>3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0" table:style-name="ce5">
            <text:p>3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1" table:style-name="ce5">
            <text:p>3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2" table:style-name="ce5">
            <text:p>3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3" table:style-name="ce5">
            <text:p>3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4" table:style-name="ce5">
            <text:p>3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5" table:style-name="ce5">
            <text:p>3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6" table:style-name="ce5">
            <text:p>3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7" table:style-name="ce5">
            <text:p>3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8" table:style-name="ce5">
            <text:p>3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9" table:style-name="ce5">
            <text:p>3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0" table:style-name="ce5">
            <text:p>4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1" table:style-name="ce5">
            <text:p>4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2" table:style-name="ce5">
            <text:p>4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3" table:style-name="ce5">
            <text:p>4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4" table:style-name="ce5">
            <text:p>4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5" table:style-name="ce5">
            <text:p>4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6" table:style-name="ce5">
            <text:p>4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7" table:style-name="ce5">
            <text:p>4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8" table:style-name="ce5">
            <text:p>4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9" table:style-name="ce5">
            <text:p>4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0" table:style-name="ce5">
            <text:p>4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1" table:style-name="ce5">
            <text:p>4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2" table:style-name="ce5">
            <text:p>4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3" table:style-name="ce5">
            <text:p>4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4" table:style-name="ce5">
            <text:p>4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5" table:style-name="ce5">
            <text:p>4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6" table:style-name="ce5">
            <text:p>4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7" table:style-name="ce5">
            <text:p>417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8" table:style-name="ce5">
            <text:p>418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9" table:style-name="ce5">
            <text:p>419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0" table:style-name="ce5">
            <text:p>420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1" table:style-name="ce5">
            <text:p>421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2" table:style-name="ce5">
            <text:p>422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3" table:style-name="ce5">
            <text:p>423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4" table:style-name="ce5">
            <text:p>424</text:p>
          </table:table-cell>
          <table:table-cell table:style-name="ce9"/>
          <table:table-cell table:number-columns-repeated="16382" table:style-name="ce1"/>
        </table:table-row>
        <table:table-row table:number-rows-repeated="2" table:style-name="ro2">
          <table:table-cell table:style-name="ce5"/>
          <table:table-cell table:style-name="ce9"/>
          <table:table-cell table:number-columns-repeated="16382" table:style-name="ce1"/>
        </table:table-row>
        <table:table-row table:number-rows-repeated="1048149" table:style-name="ro11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database-ranges>
        <table:database-range table:target-range-address="Задачи.A1:Задачи.J425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11-23T00:55:20Z</dc:date>
    <meta:editing-cycles>1</meta:editing-cycles>
    <meta:editing-duration>PT53S</meta:editing-duration>
  </office:meta>
</office:document-meta>
</file>